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2.487cm" style:rel-column-width="1410*"/>
    </style:style>
    <style:style style:name="Table1.B" style:family="table-column">
      <style:table-column-properties style:column-width="13.434cm" style:rel-column-width="7616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user_29_">
      <style:text-properties style:font-name="Verdana" fo:font-size="12pt" style:font-size-asian="12pt" style:font-name-complex="Calibri1" style:font-size-complex="12pt"/>
    </style:style>
    <style:style style:name="P3" style:family="paragraph" style:parent-style-name="Standard_20__28_user_29_">
      <style:text-properties style:font-name="Verdana" fo:font-size="12pt" officeooo:rsid="00193b04" officeooo:paragraph-rsid="00193b04" style:font-size-asian="12pt" style:font-name-complex="Calibri1" style:font-size-complex="12pt"/>
    </style:style>
    <style:style style:name="P4" style:family="paragraph" style:parent-style-name="Standard_20__28_user_29_">
      <style:text-properties style:font-name="Verdana" fo:font-size="12pt" style:font-size-asian="12pt" style:font-size-complex="12pt"/>
    </style:style>
    <style:style style:name="P5" style:family="paragraph" style:parent-style-name="Standard_20__28_user_29_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P6" style:family="paragraph" style:parent-style-name="Standard_20__28_user_29_">
      <style:text-properties style:font-name="Verdana" fo:font-size="12pt" style:text-underline-style="none" officeooo:rsid="001a38ca" officeooo:paragraph-rsid="001a38ca" style:font-size-asian="12pt" style:font-name-complex="Calibri1" style:font-size-complex="12pt"/>
    </style:style>
    <style:style style:name="P7" style:family="paragraph" style:parent-style-name="Standard_20__28_user_29_">
      <style:paragraph-properties fo:break-before="pag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P8" style:family="paragraph" style:parent-style-name="Text_20_body">
      <style:paragraph-properties fo:margin-top="0cm" fo:margin-bottom="0.046cm" loext:contextual-spacing="false" fo:line-height="100%"/>
    </style:style>
    <style:style style:name="P9" style:family="paragraph" style:parent-style-name="Text_20_body">
      <style:paragraph-properties fo:margin-top="0cm" fo:margin-bottom="0.046cm" loext:contextual-spacing="false" fo:line-height="100%" fo:text-align="center" style:justify-single-word="false"/>
    </style:style>
    <style:style style:name="P10" style:family="paragraph" style:parent-style-name="Text_20_body">
      <style:paragraph-properties fo:margin-top="0cm" fo:margin-bottom="0.046cm" loext:contextual-spacing="false" fo:line-height="100%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.046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_20__28_user_29_" style:master-page-name="Standard">
      <style:paragraph-properties fo:text-align="center" style:justify-single-word="false" style:page-number="auto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P13" style:family="paragraph" style:parent-style-name="Standard_20__28_user_29_">
      <style:text-properties officeooo:rsid="001d2562" officeooo:paragraph-rsid="001d2562"/>
    </style:style>
    <style:style style:name="T1" style:family="text">
      <style:text-properties fo:color="#4472c4"/>
    </style:style>
    <style:style style:name="T2" style:family="text">
      <style:text-properties style:font-name="Verdana" fo:font-size="12pt" style:font-size-asian="12pt" style:font-name-complex="Calibri1" style:font-size-complex="12pt"/>
    </style:style>
    <style:style style:name="T3" style:family="text">
      <style:text-properties style:font-name="Verdana" fo:font-size="12pt" officeooo:rsid="0018d32f" style:font-size-asian="12pt" style:font-name-complex="Calibri1" style:font-size-complex="12pt"/>
    </style:style>
    <style:style style:name="T4" style:family="text">
      <style:text-properties style:font-name="Verdana" fo:font-size="12pt" fo:font-style="italic" style:text-underline-style="solid" style:text-underline-width="auto" style:text-underline-color="font-color" style:font-size-asian="12pt" style:font-style-asian="italic" style:font-name-complex="Calibri1" style:font-size-complex="12pt" style:font-style-complex="italic"/>
    </style:style>
    <style:style style:name="T5" style:family="text">
      <style:text-properties officeooo:rsid="00160348"/>
    </style:style>
    <style:style style:name="T6" style:family="text">
      <style:text-properties officeooo:rsid="0016fe5b"/>
    </style:style>
    <style:style style:name="T7" style:family="text">
      <style:text-properties officeooo:rsid="0018d32f"/>
    </style:style>
    <style:style style:name="T8" style:family="text">
      <style:text-properties officeooo:rsid="00193b04"/>
    </style:style>
    <style:style style:name="T9" style:family="text">
      <style:text-properties officeooo:rsid="001a64c9"/>
    </style:style>
    <style:style style:name="T10" style:family="text">
      <style:text-properties officeooo:rsid="001c14f9"/>
    </style:style>
    <style:style style:name="T11" style:family="text">
      <style:text-properties officeooo:rsid="001d45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GoBack"/>M<text:span text:style-name="T5">Z</text:span> Language Specification</text:p>
      <text:p text:style-name="P2">This document specifies the latest iteration of my quasi FORTH for the Z80, <text:span text:style-name="T5">known as</text:span> M<text:span text:style-name="T5">Z</text:span>. The idea for M<text:span text:style-name="T5">Z</text:span> was drawn from the difficulties with Forth on a Z80, viz. that FORTH has two stacks, and a Z80 has one stack and a rather slow alternative <text:span text:style-name="T5">using IX,DE,HL or BC.</text:span></text:p>
      <text:p text:style-name="P2">So rather than trying to produce a stack-based language, M<text:span text:style-name="T6">Z </text:span>does away with the data stack. The main consequence of this is that interim values cannot be stored on the stack, so there is a greater use of variables. </text:p>
      <text:p text:style-name="P2">The register model of M is t<text:span text:style-name="T6">wo</text:span> 16-bit registers, known as “A” and “<text:span text:style-name="T6">B</text:span>” and a 16-bit return stack. In the Z80 version (no other version exists, but there’s no reason why not!), A is HL <text:span text:style-name="T6">and</text:span> B is DE.</text:p>
      <text:p text:style-name="P5">Language</text:p>
      <text:p text:style-name="P2">M has two types of words; firstly constants which are numeric in either <text:span text:style-name="T7">unsigned </text:span>decimal <text:s/>(402), or a string <text:span text:style-name="T7">prefixed</text:span> by double quote “hello_world . The underscore is a placeholder for space.</text:p>
      <text:p text:style-name="Standard_20__28_user_29_"><text:span text:style-name="T2">These put a constant in A (</text:span><text:span text:style-name="T4">having previously copied A to B</text:span><text:span text:style-name="T2">). For a string constant it puts a pointer to the string in A (with A being copied to B), the string is a length prefixed byte list in </text:span><text:span text:style-name="T3">7</text:span><text:span text:style-name="T2"> bit ASCII.</text:span></text:p>
      <text:p text:style-name="P2">Everything else is a word which is a reference to Z80 code. <text:span text:style-name="T8">There are three types of these ; words which generate a Z80 CALL (or an extended one for paging), macros which actually execute some code, usually to compile code instead (so a macro generating ADD HL,DE is more efficient than a CALL to a function with ADD HL,DE in it) and a constant which puts the address of the word on the stack.</text:span></text:p>
      <text:p text:style-name="P2">Words can be marked private, which means at the end of each module <text:span text:style-name="T8">or code file </text:span>they are purged from the dictionary.</text:p>
      <text:p text:style-name="P3">They can also be marked compile only, which means that they cannot be executed from any sort of console (e.g. things which manipulate the return stack)</text:p>
      <text:p text:style-name="P6">Variables, which are the most common form of constant word, can be post modified using !! and @@ as replacements for ! And @.</text:p>
      <text:p text:style-name="P6">Macros by convention, and so I don’t have to implement a Z80 emulator in the compiler have the form call &lt;MacroExpander&gt; db &lt;MacroSize&gt; &lt;Macrocode&gt;. <text:span text:style-name="T9">The address for MacroExpander is Base+6</text:span></text:p>
      <text:p text:style-name="P7">Memory Usage</text:p>
      <text:p text:style-name="P2">M is a cross compiler. M code is fit into a <text:span text:style-name="T10">Spectrum Next </text:span>memory which can include paged memory.</text:p>
      <text:p text:style-name="P4">This is implemented using the bootloader. The bootloader is an .SNA file (a standard Spectrum 48k file) that loads a file “boot.img” into the memory of the Spectrum Next <text:span text:style-name="T10">(the code also has the facility to write out)</text:span></text:p>
      <text:p text:style-name="P4">This is loaded to $8000-$BFFF (the first 16k) and the remainder is loaded into the 64 x 8k pages numbered 32..95 (on the 8k mapping). Each of these is paired to be mapped into $C000-$FFFF at the same time, so the mapping looks a bit like a souped up ZX Spectrum 128, with memory from $4000-$BFFF static and 16k mapped in and out of $C000-$FFFF.</text:p>
      <text:p text:style-name="P4">Memory from $4000-$7FFF is not used by default. The reason for the abandonment of $5B00-$7FFF is its use in Low Resolution mode. If the developer doesn’t want to use this mode, they can do what they like with it.</text:p>
      <text:p text:style-name="P4">The boot.img contains 64 x 8k pages and 1 x 16k block which means it occupies 540,672 bytes of storage.</text:p>
      <text:p text:style-name="P4">The dictionary <text:span text:style-name="T10">is stored in the first page ($20/32) of extended memory, and code normally goes in the next onwards ($22/34) though this is changeable.</text:span></text:p>
      <text:p text:style-name="Text_20_body">Dictiona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Offset</text:p>
          </table:table-cell>
          <table:table-cell table:style-name="Table1.B1" office:value-type="string">
            <text:p text:style-name="P10">Contents</text:p>
          </table:table-cell>
        </table:table-row>
        <table:table-row>
          <table:table-cell table:style-name="Table1.A2" office:value-type="string">
            <text:p text:style-name="P9">+0</text:p>
          </table:table-cell>
          <table:table-cell table:style-name="Table1.B7" office:value-type="string">
            <text:p text:style-name="P8">Offset to next. 0 indicates end of table, 0x80 switch to next page in memory at $C000. <text:span text:style-name="T11">Length + 7 normally.</text:span></text:p>
          </table:table-cell>
        </table:table-row>
        <table:table-row>
          <table:table-cell table:style-name="Table1.A2" office:value-type="string">
            <text:p text:style-name="P9">+1</text:p>
          </table:table-cell>
          <table:table-cell table:style-name="Table1.B7" office:value-type="string">
            <text:p text:style-name="P8">Checksum of lower case name, sum of ASCII values</text:p>
          </table:table-cell>
        </table:table-row>
        <table:table-row>
          <table:table-cell table:style-name="Table1.A2" office:value-type="string">
            <text:p text:style-name="P9">+2</text:p>
          </table:table-cell>
          <table:table-cell table:style-name="Table1.B7" office:value-type="string">
            <text:p text:style-name="P8">Page address</text:p>
          </table:table-cell>
        </table:table-row>
        <table:table-row>
          <table:table-cell table:style-name="Table1.A2" office:value-type="string">
            <text:p text:style-name="P9">+3,+4</text:p>
          </table:table-cell>
          <table:table-cell table:style-name="Table1.B7" office:value-type="string">
            <text:p text:style-name="P8">Z80 Address Space Address</text:p>
          </table:table-cell>
        </table:table-row>
        <table:table-row>
          <table:table-cell table:style-name="Table1.A2" office:value-type="string">
            <text:p text:style-name="P9">+5</text:p>
          </table:table-cell>
          <table:table-cell table:style-name="Table1.B7" office:value-type="string">
            <text:p text:style-name="P8">Information Byte:</text:p>
            <text:p text:style-name="P8">Bit 7 : Private</text:p>
            <text:p text:style-name="P8">Bit 6 : Can’t Run</text:p>
            <text:p text:style-name="P8">Bit 3..5 : 0</text:p>
            <text:p text:style-name="P8">Bit 0..2 Type (0 = Word,1 = Constant, 2 = Macro)</text:p>
          </table:table-cell>
        </table:table-row>
        <table:table-row>
          <table:table-cell table:style-name="Table1.A2" office:value-type="string">
            <text:p text:style-name="P9">+6</text:p>
          </table:table-cell>
          <table:table-cell table:style-name="Table1.B7" office:value-type="string">
            <text:p text:style-name="P8">Name as lower case ASCIIZ string.</text:p>
          </table:table-cell>
        </table:table-row>
      </table:table>
      <text:p text:style-name="Text_20_body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_5f_1" style:display-name="No List_1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_5f_1_5f_1" style:display-name="No List_1_1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Regular" style:font-pitch="variable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Times New Roman'" style:font-style-name="Regular" style:font-pitch="variable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Times New Roman'" style:font-style-name="Regular" style:font-pitch="variable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Times New Roman'" style:font-style-name="Regular" style:font-pitch="variable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Times New Roman'" style:font-style-name="Regular" style:font-pitch="variable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4472c4"/>
    </style:style>
    <style:page-layout style:name="Mpm1">
      <style:page-layout-properties fo:page-width="21.001cm" fo:page-height="29.7cm" style:num-format="1" style:print-orientation="portrait" fo:margin-top="1.27cm" fo:margin-bottom="1.249cm" fo:margin-left="2.54cm" fo:margin-right="2.54cm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2</text:page-number></text:span><text:span text:style-name="MT1"><text:s/>of </text:span><text:span text:style-name="MT1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1</meta:editing-cycles>
    <meta:creation-date>2018-09-29T18:56:00</meta:creation-date>
    <dc:date>2018-10-06T09:54:43.936739096</dc:date>
    <meta:editing-duration>PT1H58M17S</meta:editing-duration>
    <meta:generator>LibreOffice/6.1.1.2$Linux_X86_64 LibreOffice_project/10$Build-2</meta:generator>
    <meta:document-statistic meta:table-count="1" meta:image-count="0" meta:object-count="0" meta:page-count="2" meta:paragraph-count="39" meta:word-count="675" meta:character-count="3592" meta:non-whitespace-character-count="29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